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svg:stroke-color="#6666ff" draw:marker-start-width="0.515cm" draw:marker-end-width="0.51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2_20_Dots_20_3_20_Dashes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99ff66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7" style:family="graphic" style:parent-style-name="standard">
      <style:graphic-properties draw:fill-color="#663300" draw:textarea-horizontal-align="justify" draw:textarea-vertical-align="middle" draw:auto-grow-height="false"/>
    </style:style>
    <style:style style:name="gr8" style:family="graphic" style:parent-style-name="objectwithoutfill">
      <style:graphic-properties draw:fill="solid" draw:fill-color="#003300" draw:textarea-vertical-align="middle"/>
    </style:style>
    <style:style style:name="gr9" style:family="graphic" style:parent-style-name="objectwithoutfill">
      <style:graphic-properties draw:fill="solid" draw:fill-color="#cc9900" draw:textarea-vertical-align="middle"/>
    </style:style>
    <style:style style:name="gr10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fill="solid" draw:fill-color="#ffcc00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5" style:family="graphic" style:parent-style-name="objectwithoutfill">
      <style:graphic-properties draw:fill="solid" draw:fill-color="#99ff66" draw:textarea-vertical-align="middle"/>
    </style:style>
    <style:style style:name="gr16" style:family="graphic" style:parent-style-name="objectwithoutfill">
      <style:graphic-properties svg:stroke-width="0.2cm" draw:marker-start-width="0.815cm" draw:marker-end-width="0.815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draw:stroke="dash" draw:stroke-dash="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cm" svg:y1="8.1cm" svg:x2="9.2cm" svg:y2="12cm">
          <text:p/>
        </draw:line>
        <draw:line draw:style-name="gr2" draw:text-style-name="P1" draw:layer="layout" svg:x1="8.8cm" svg:y1="5.6cm" svg:x2="6.5cm" svg:y2="10.2cm">
          <text:p/>
        </draw:line>
        <draw:line draw:style-name="gr3" draw:text-style-name="P1" draw:layer="layout" svg:x1="4.4cm" svg:y1="8.1cm" svg:x2="6.4cm" svg:y2="4.3cm">
          <text:p/>
        </draw:line>
        <draw:frame draw:style-name="gr4" draw:layer="layout" svg:width="0.853cm" svg:height="0.971cm" svg:x="3.968cm" svg:y="5.134cm">
          <draw:text-box>
            <text:p>1</text:p>
          </draw:text-box>
        </draw:frame>
        <draw:frame draw:style-name="gr4" draw:layer="layout" svg:width="0.853cm" svg:height="0.971cm" svg:x="3.653cm" svg:y="3.585cm">
          <draw:text-box>
            <text:p>1</text:p>
          </draw:text-box>
        </draw:frame>
        <draw:frame draw:style-name="gr4" draw:layer="layout" svg:width="0.853cm" svg:height="0.971cm" svg:x="3.416cm" svg:y="5.529cm">
          <draw:text-box>
            <text:p>1</text:p>
          </draw:text-box>
        </draw:frame>
        <draw:frame draw:style-name="gr4" draw:layer="layout" svg:width="0.853cm" svg:height="0.971cm" svg:x="4.758cm" svg:y="5.213cm">
          <draw:text-box>
            <text:p>1</text:p>
          </draw:text-box>
        </draw:frame>
        <draw:frame draw:style-name="gr5" draw:layer="layout" svg:width="0.674cm" svg:height="0.971cm" svg:x="4.363cm" svg:y="4.138cm">
          <draw:text-box>
            <text:p>1</text:p>
          </draw:text-box>
        </draw:frame>
        <draw:frame draw:style-name="gr4" draw:layer="layout" svg:width="0.853cm" svg:height="0.971cm" svg:x="3.3cm" svg:y="4.69cm">
          <draw:text-box>
            <text:p>1</text:p>
          </draw:text-box>
        </draw:frame>
        <draw:frame draw:style-name="gr4" draw:layer="layout" svg:width="0.853cm" svg:height="0.971cm" svg:x="5.936cm" svg:y="5.695cm">
          <draw:text-box>
            <text:p>2</text:p>
          </draw:text-box>
        </draw:frame>
        <draw:frame draw:style-name="gr4" draw:layer="layout" svg:width="0.853cm" svg:height="0.971cm" svg:x="5.5cm" svg:y="6.247cm">
          <draw:text-box>
            <text:p>2</text:p>
          </draw:text-box>
        </draw:frame>
        <draw:frame draw:style-name="gr4" draw:layer="layout" svg:width="0.853cm" svg:height="0.971cm" svg:x="7.121cm" svg:y="6.484cm">
          <draw:text-box>
            <text:p>2</text:p>
          </draw:text-box>
        </draw:frame>
        <draw:frame draw:style-name="gr4" draw:layer="layout" svg:width="0.853cm" svg:height="0.971cm" svg:x="7.042cm" svg:y="5.616cm">
          <draw:text-box>
            <text:p>2</text:p>
          </draw:text-box>
        </draw:frame>
        <draw:frame draw:style-name="gr4" draw:layer="layout" svg:width="0.853cm" svg:height="0.971cm" svg:x="6.41cm" svg:y="6.8cm">
          <draw:text-box>
            <text:p>2</text:p>
          </draw:text-box>
        </draw:frame>
        <draw:frame draw:style-name="gr4" draw:layer="layout" svg:width="0.853cm" svg:height="0.971cm" svg:x="5.5cm" svg:y="7.225cm">
          <draw:text-box>
            <text:p>2</text:p>
          </draw:text-box>
        </draw:frame>
        <draw:frame draw:style-name="gr4" draw:layer="layout" svg:width="0.853cm" svg:height="0.971cm" svg:x="8.71cm" svg:y="8.813cm">
          <draw:text-box>
            <text:p>3</text:p>
          </draw:text-box>
        </draw:frame>
        <draw:frame draw:style-name="gr4" draw:layer="layout" svg:width="0.853cm" svg:height="0.971cm" svg:x="6.016cm" svg:y="5.3cm">
          <draw:text-box>
            <text:p>2</text:p>
          </draw:text-box>
        </draw:frame>
        <draw:frame draw:style-name="gr4" draw:layer="layout" svg:width="0.853cm" svg:height="0.971cm" svg:x="8cm" svg:y="7.392cm">
          <draw:text-box>
            <text:p>3</text:p>
          </draw:text-box>
        </draw:frame>
        <draw:frame draw:style-name="gr4" draw:layer="layout" svg:width="0.853cm" svg:height="0.971cm" svg:x="8.868cm" svg:y="8.181cm">
          <draw:text-box>
            <text:p>3</text:p>
          </draw:text-box>
        </draw:frame>
        <draw:frame draw:style-name="gr4" draw:layer="layout" svg:width="0.853cm" svg:height="0.971cm" svg:x="9.658cm" svg:y="7.993cm">
          <draw:text-box>
            <text:p>3</text:p>
          </draw:text-box>
        </draw:frame>
        <draw:frame draw:style-name="gr4" draw:layer="layout" svg:width="0.853cm" svg:height="0.971cm" svg:x="8.789cm" svg:y="7.234cm">
          <draw:text-box>
            <text:p>3</text:p>
          </draw:text-box>
        </draw:frame>
        <draw:frame draw:style-name="gr4" draw:layer="layout" svg:width="0.853cm" svg:height="0.971cm" svg:x="8.037cm" svg:y="9.05cm">
          <draw:text-box>
            <text:p>3</text:p>
          </draw:text-box>
        </draw:frame>
        <draw:frame draw:style-name="gr4" draw:layer="layout" svg:width="0.853cm" svg:height="0.971cm" svg:x="9.221cm" svg:y="9.129cm">
          <draw:text-box>
            <text:p>3</text:p>
          </draw:text-box>
        </draw:frame>
        <draw:frame draw:style-name="gr4" draw:layer="layout" svg:width="0.853cm" svg:height="0.971cm" svg:x="10.5cm" svg:y="9.667cm">
          <draw:text-box>
            <text:p>4</text:p>
          </draw:text-box>
        </draw:frame>
        <draw:frame draw:style-name="gr4" draw:layer="layout" svg:width="0.853cm" svg:height="0.971cm" svg:x="11.684cm" svg:y="10.984cm">
          <draw:text-box>
            <text:p>4</text:p>
          </draw:text-box>
        </draw:frame>
        <draw:frame draw:style-name="gr4" draw:layer="layout" svg:width="0.853cm" svg:height="0.971cm" svg:x="10.3cm" svg:y="11.191cm">
          <draw:text-box>
            <text:p>4</text:p>
          </draw:text-box>
        </draw:frame>
        <draw:frame draw:style-name="gr4" draw:layer="layout" svg:width="0.853cm" svg:height="0.971cm" svg:x="11.01cm" svg:y="10.717cm">
          <draw:text-box>
            <text:p>4</text:p>
          </draw:text-box>
        </draw:frame>
        <draw:frame draw:style-name="gr4" draw:layer="layout" svg:width="0.853cm" svg:height="0.971cm" svg:x="11.447cm" svg:y="9.8cm">
          <draw:text-box>
            <text:p>4</text:p>
          </draw:text-box>
        </draw:frame>
        <draw:line draw:style-name="gr3" draw:text-style-name="P1" draw:layer="layout" svg:x1="4.62cm" svg:y1="14.556cm" svg:x2="7.857cm" svg:y2="14.556cm">
          <text:p/>
        </draw:line>
        <draw:line draw:style-name="gr1" draw:text-style-name="P1" draw:layer="layout" svg:x1="4.62cm" svg:y1="17.003cm" svg:x2="7.857cm" svg:y2="17.003cm">
          <text:p/>
        </draw:line>
        <draw:line draw:style-name="gr2" draw:text-style-name="P1" draw:layer="layout" svg:x1="4.678cm" svg:y1="15.747cm" svg:x2="7.994cm" svg:y2="15.747cm">
          <text:p/>
        </draw:line>
        <draw:frame draw:style-name="gr6" draw:layer="layout" svg:width="3.355cm" svg:height="0.971cm" svg:x="8.445cm" svg:y="14.112cm">
          <draw:text-box>
            <text:p>Partition 1</text:p>
          </draw:text-box>
        </draw:frame>
        <draw:frame draw:style-name="gr6" draw:layer="layout" svg:width="3.355cm" svg:height="0.971cm" svg:x="8.445cm" svg:y="16.529cm">
          <draw:text-box>
            <text:p>Partition 3</text:p>
          </draw:text-box>
        </draw:frame>
        <draw:frame draw:style-name="gr6" draw:layer="layout" svg:width="3.355cm" svg:height="0.971cm" svg:x="8.41cm" svg:y="15.345cm">
          <draw:text-box>
            <text:p>Partition 2</text:p>
          </draw:text-box>
        </draw:frame>
        <draw:frame draw:style-name="gr5" draw:layer="layout" svg:width="1.065cm" svg:height="0.971cm" svg:x="2.135cm" svg:y="3.238cm">
          <draw:text-box>
            <text:p>a)</text:p>
          </draw:text-box>
        </draw:frame>
        <draw:custom-shape draw:style-name="gr7" draw:text-style-name="P1" draw:layer="layout" svg:width="0.217cm" svg:height="0.286cm" svg:x="17.959cm" svg:y="6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1" draw:layer="layout" svg:width="1.32cm" svg:height="1.248cm" svg:x="17.426cm" svg:y="5.446cm" svg:viewBox="0 0 1321 1249" draw:points="36,678 536,0 1035,571 821,536 1142,821 892,785 1321,1142 857,1106 1035,1249 607,1106 286,1214 464,928 0,1142 357,785 36,892 393,500 71,678">
          <text:p/>
        </draw:polygon>
        <draw:g>
          <draw:polygon draw:style-name="gr9" draw:text-style-name="P1" draw:layer="layout" svg:width="0.324cm" svg:height="0.723cm" svg:x="20.035cm" svg:y="6.184cm" svg:viewBox="0 0 325 724" draw:points="275,600 325,674 275,700 175,600 175,724 125,600 50,650 25,724 0,625 100,525 100,275 0,25 50,25 125,200 175,50 250,0 200,175 300,0 225,275 225,400 250,575">
            <text:p/>
          </draw:polygon>
          <draw:custom-shape draw:style-name="gr10" draw:text-style-name="P1" draw:layer="layout" svg:width="0.973cm" svg:height="0.875cm" svg:x="19.71cm" svg:y="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1" draw:layer="layout" svg:x1="17.708cm" svg:y1="9.679cm" svg:x2="17.483cm" svg:y2="9.043cm">
            <text:p/>
          </draw:line>
          <draw:line draw:style-name="gr11" draw:text-style-name="P1" draw:layer="layout" svg:x1="17.651cm" svg:y1="9.851cm" svg:x2="17.317cm" svg:y2="8.913cm">
            <text:p/>
          </draw:line>
          <draw:line draw:style-name="gr11" draw:text-style-name="P1" draw:layer="layout" svg:x1="17.633cm" svg:y1="9.934cm" svg:x2="17.334cm" svg:y2="9.37cm">
            <text:p/>
          </draw:line>
          <draw:line draw:style-name="gr11" draw:text-style-name="P1" draw:layer="layout" svg:x1="17.757cm" svg:y1="9.505cm" svg:x2="17.571cm" svg:y2="8.908cm">
            <text:p/>
          </draw:line>
          <draw:line draw:style-name="gr11" draw:text-style-name="P1" draw:layer="layout" svg:x1="17.777cm" svg:y1="9.329cm" svg:x2="17.664cm" svg:y2="8.843cm">
            <text:p/>
          </draw:line>
          <draw:line draw:style-name="gr11" draw:text-style-name="P1" draw:layer="layout" svg:x1="17.869cm" svg:y1="9.223cm" svg:x2="17.738cm" svg:y2="8.655cm">
            <text:p/>
          </draw:line>
          <draw:line draw:style-name="gr11" draw:text-style-name="P1" draw:layer="layout" svg:x1="17.56cm" svg:y1="10.05cm" svg:x2="17.344cm" svg:y2="9.582cm">
            <text:p/>
          </draw:line>
          <draw:line draw:style-name="gr11" draw:text-style-name="P1" draw:layer="layout" svg:x1="17.708cm" svg:y1="10.014cm" svg:x2="18.316cm" svg:y2="9.573cm">
            <text:p/>
          </draw:line>
          <draw:line draw:style-name="gr11" draw:text-style-name="P1" draw:layer="layout" svg:x1="17.772cm" svg:y1="9.875cm" svg:x2="18.255cm" svg:y2="9.492cm">
            <text:p/>
          </draw:line>
          <draw:line draw:style-name="gr11" draw:text-style-name="P1" draw:layer="layout" svg:x1="17.819cm" svg:y1="9.677cm" svg:x2="18.365cm" svg:y2="9.303cm">
            <text:p/>
          </draw:line>
          <draw:line draw:style-name="gr11" draw:text-style-name="P1" draw:layer="layout" svg:x1="17.692cm" svg:y1="10.113cm" svg:x2="18.082cm" svg:y2="9.843cm">
            <text:p/>
          </draw:line>
          <draw:line draw:style-name="gr11" draw:text-style-name="P1" draw:layer="layout" svg:x1="17.877cm" svg:y1="9.512cm" svg:x2="18.272cm" svg:y2="9.231cm">
            <text:p/>
          </draw:line>
          <draw:line draw:style-name="gr11" draw:text-style-name="P1" draw:layer="layout" svg:x1="18.009cm" svg:y1="9.281cm" svg:x2="18.402cm" svg:y2="8.996cm">
            <text:p/>
          </draw:line>
          <draw:line draw:style-name="gr11" draw:text-style-name="P1" draw:layer="layout" svg:x1="18.036cm" svg:y1="9.154cm" svg:x2="18.374cm" svg:y2="8.916cm">
            <text:p/>
          </draw:line>
          <draw:path draw:style-name="gr12" draw:text-style-name="P1" draw:layer="layout" svg:width="0.13cm" svg:height="0.225cm" svg:x="17.945cm" svg:y="8.792cm" svg:viewBox="0 0 131 226" svg:d="M84 0c-32 25-57 59-72 103-12 37-24 92 14 112 31 18 80 17 99-22 15-32 0-71-7-106l-14-38-14-35z">
            <text:p/>
          </draw:path>
          <draw:path draw:style-name="gr12" draw:text-style-name="P1" draw:layer="layout" svg:width="0.137cm" svg:height="0.219cm" svg:x="17.885cm" svg:y="8.8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937cm" svg:y="9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838cm" svg:y="8.983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899cm" svg:y="9.119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797cm" svg:y="9.08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873cm" svg:y="9.2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754cm" svg:y="9.21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7.713cm" svg:y="9.343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831cm" svg:y="9.3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7.782cm" svg:y="9.481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674cm" svg:y="9.46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7.451cm" svg:y="10.05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726cm" svg:y="9.582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626cm" svg:y="9.56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688cm" svg:y="9.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586cm" svg:y="9.667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662cm" svg:y="9.821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543cm" svg:y="9.796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7.502cm" svg:y="9.92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62cm" svg:y="9.941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7.571cm" svg:y="10.062cm" svg:viewBox="0 0 190 162" svg:d="M190 17c-35-17-74-22-114-12-35 8-81 26-76 74 5 39 32 86 70 83 33-4 53-39 75-65l20-34 19-32z">
            <text:p/>
          </draw:path>
        </draw:g>
        <draw:g>
          <draw:custom-shape draw:style-name="gr13" draw:text-style-name="P1" draw:layer="layout" svg:width="0.167cm" svg:height="0.195cm" draw:transform="skewX (-0.00506145483078262) rotate (-0.314159265360107) translate (19.794cm 9.7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08cm" svg:height="0.051cm" svg:x="20.336cm" svg:y="8.7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371cm" svg:y="8.6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8cm" svg:x="20.249cm" svg:y="9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4cm" svg:y="8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0.355cm" svg:y="8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286cm" svg:y="8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304cm" svg:y="8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19.972cm" svg:y="8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19.985cm" svg:y="8.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19.998cm" svg:y="8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012cm" svg:y="8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052cm" svg:y="8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05cm" svg:y="8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199cm" svg:y="8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128cm" svg:y="8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306cm" svg:y="8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242cm" svg:y="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172cm" svg:y="8.6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096cm" svg:y="8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8cm" svg:x="20.02cm" svg:y="8.6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0.273cm" svg:y="8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1cm" svg:x="20.332cm" svg:y="8.6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286cm" svg:y="8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0.214cm" svg:y="8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8cm" svg:x="20.145cm" svg:y="8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062cm" svg:y="8.6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324cm" svg:y="8.5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252cm" svg:y="8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0.184cm" svg:y="8.5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0.108cm" svg:y="8.5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322cm" svg:y="8.8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249cm" svg:y="8.82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0.176cm" svg:y="8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103cm" svg:y="8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035cm" svg:y="8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274cm" svg:y="8.7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199cm" svg:y="8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118cm" svg:y="8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0.05cm" svg:y="8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19.887cm" svg:y="9.0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19.898cm" svg:y="9.0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19.913cm" svg:y="9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19.925cm" svg:y="8.9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19.948cm" svg:y="8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19.963cm" svg:y="9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0.116cm" svg:y="9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042cm" svg:y="9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8cm" svg:x="20.221cm" svg:y="8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157cm" svg:y="8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085cm" svg:y="8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012cm" svg:y="8.9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19.936cm" svg:y="8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0.186cm" svg:y="9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245cm" svg:y="8.9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0.199cm" svg:y="8.9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0.127cm" svg:y="8.9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06cm" svg:y="8.9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19.978cm" svg:y="8.9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8cm" svg:x="20.237cm" svg:y="8.8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166cm" svg:y="8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096cm" svg:y="8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024cm" svg:y="8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232cm" svg:y="9.1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164cm" svg:y="9.1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09cm" svg:y="9.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016cm" svg:y="9.1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19.949cm" svg:y="9.0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235cm" svg:y="9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6cm" svg:x="20.186cm" svg:y="9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116cm" svg:y="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034cm" svg:y="9.0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19.963cm" svg:y="9.0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075cm" svg:y="8.5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245cm" svg:y="8.2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5cm" svg:x="20.312cm" svg:y="8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0.362cm" svg:y="8.2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0.208cm" svg:y="8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111cm" svg:y="8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1cm" svg:x="20.264cm" svg:y="8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0.192cm" svg:y="8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371cm" svg:y="8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306cm" svg:y="8.3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235cm" svg:y="8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161cm" svg:y="8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282cm" svg:y="8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1cm" svg:x="20.336cm" svg:y="8.4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396cm" svg:y="8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35cm" svg:y="8.4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276cm" svg:y="8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209cm" svg:y="8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127cm" svg:y="8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388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317cm" svg:y="8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248cm" svg:y="8.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173cm" svg:y="8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0.384cm" svg:y="8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0.312cm" svg:y="8.55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24cm" svg:y="8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166cm" svg:y="8.5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1cm" svg:y="8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0.385cm" svg:y="8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336cm" svg:y="8.5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264cm" svg:y="8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184cm" svg:y="8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111cm" svg:y="8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" draw:layer="layout" svg:width="0.832cm" svg:height="1.572cm" svg:x="19.79cm" svg:y="8.331cm" svg:viewBox="0 0 833 1573" svg:d="M833 0c-68 4-107 69-162 98-57 31-85 90-99 148-16 65-60 108-93 162-33 53-45 113-79 163-41 58-52 124-79 187-23 54-40 112-64 167-23 54-36 111-54 167-17 55-45 105-69 158-22 51-28 107-54 157-25 50-101 53-75 106 27 52 144 68 196 56 63-14 79-69 106-127 25-54 24-118 59-168 35-51 58-109 78-167 19-52 54-97 64-152 11-55 35-107 40-163 5-54-1-111 29-162 28-47 19-107 40-158 20-50 26-106 44-157 19-54 3-111 39-157l44-60 35-49 34-49z">
            <text:p/>
          </draw:path>
          <draw:path draw:style-name="gr15" draw:text-style-name="P1" draw:layer="layout" svg:width="0.516cm" svg:height="1.655cm" svg:x="19.717cm" svg:y="8.196cm" svg:viewBox="0 0 517 1656" svg:d="M193 1646c62-35 93-103 108-167 13-55 7-113 0-168-6-52-8-106 0-158 9-59 51-102 64-162 13-56 20-113 40-167s-4-114 15-167c19-57 30-114 44-173 12-51 8-104 9-157s-21-115 20-157c68-71-29-240-20-138 6 56-79 229-103 280-25 53-60 100-83 153-24 51-56 101-65 157-7 55-28 99-39 153s-21 106-44 157c-24 54-47 108-54 168-6 54-14 108-25 162-11 58-7 114-14 172-8 56-64 99-40 158 26 64 104 67 163 63h29z">
            <text:p/>
          </draw:path>
        </draw:g>
        <draw:polygon draw:style-name="gr8" draw:text-style-name="P1" draw:layer="layout" svg:width="1.32cm" svg:height="1.248cm" svg:x="17.426cm" svg:y="5.446cm" svg:viewBox="0 0 1321 1249" draw:points="36,678 536,0 1035,571 821,536 1142,821 892,785 1321,1142 857,1106 1035,1249 607,1106 286,1214 464,928 0,1142 357,785 36,892 393,500 71,678">
          <text:p/>
        </draw:polygon>
        <draw:polygon draw:style-name="gr8" draw:text-style-name="P1" draw:layer="layout" svg:width="1.32cm" svg:height="1.248cm" svg:x="16.489cm" svg:y="6.682cm" svg:viewBox="0 0 1321 1249" draw:points="36,678 536,0 1035,571 821,536 1142,821 892,785 1321,1142 857,1106 1035,1249 607,1106 286,1214 464,928 0,1142 357,785 36,892 393,500 71,678">
          <text:p/>
        </draw:polygon>
        <draw:polygon draw:style-name="gr8" draw:text-style-name="P1" draw:layer="layout" svg:width="1.32cm" svg:height="1.248cm" svg:x="15.571cm" svg:y="5.259cm" svg:viewBox="0 0 1321 1249" draw:points="36,678 536,0 1035,571 821,536 1142,821 892,785 1321,1142 857,1106 1035,1249 607,1106 286,1214 464,928 0,1142 357,785 36,892 393,500 71,678">
          <text:p/>
        </draw:polygon>
        <draw:polygon draw:style-name="gr8" draw:text-style-name="P1" draw:layer="layout" svg:width="1.32cm" svg:height="1.248cm" svg:x="18.156cm" svg:y="3.948cm" svg:viewBox="0 0 1321 1249" draw:points="36,678 536,0 1035,571 821,536 1142,821 892,785 1321,1142 857,1106 1035,1249 607,1106 286,1214 464,928 0,1142 357,785 36,892 393,500 71,678">
          <text:p/>
        </draw:polygon>
        <draw:polygon draw:style-name="gr8" draw:text-style-name="P1" draw:layer="layout" svg:width="1.32cm" svg:height="1.248cm" svg:x="16.395cm" svg:y="3.648cm" svg:viewBox="0 0 1321 1249" draw:points="36,678 536,0 1035,571 821,536 1142,821 892,785 1321,1142 857,1106 1035,1249 607,1106 286,1214 464,928 0,1142 357,785 36,892 393,500 71,678">
          <text:p/>
        </draw:polygon>
        <draw:g>
          <draw:polygon draw:style-name="gr9" draw:text-style-name="P1" draw:layer="layout" svg:width="0.324cm" svg:height="0.723cm" svg:x="23.088cm" svg:y="6.036cm" svg:viewBox="0 0 325 724" draw:points="275,600 325,674 275,700 175,600 175,724 125,600 50,650 25,724 0,625 100,525 100,275 0,25 50,25 125,200 175,50 250,0 200,175 300,0 225,275 225,400 250,575">
            <text:p/>
          </draw:polygon>
          <draw:custom-shape draw:style-name="gr10" draw:text-style-name="P1" draw:layer="layout" svg:width="0.973cm" svg:height="0.875cm" svg:x="22.763cm" svg:y="5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9" draw:text-style-name="P1" draw:layer="layout" svg:width="0.324cm" svg:height="0.723cm" svg:x="22.17cm" svg:y="4.386cm" svg:viewBox="0 0 325 724" draw:points="275,600 325,674 275,700 175,600 175,724 125,600 50,650 25,724 0,625 100,525 100,275 0,25 50,25 125,200 175,50 250,0 200,175 300,0 225,275 225,400 250,575">
            <text:p/>
          </draw:polygon>
          <draw:custom-shape draw:style-name="gr10" draw:text-style-name="P1" draw:layer="layout" svg:width="0.973cm" svg:height="0.875cm" svg:x="21.846cm" svg:y="3.6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9" draw:text-style-name="P1" draw:layer="layout" svg:width="0.324cm" svg:height="0.723cm" svg:x="21.646cm" svg:y="6.635cm" svg:viewBox="0 0 325 724" draw:points="275,600 325,674 275,700 175,600 175,724 125,600 50,650 25,724 0,625 100,525 100,275 0,25 50,25 125,200 175,50 250,0 200,175 300,0 225,275 225,400 250,575">
            <text:p/>
          </draw:polygon>
          <draw:custom-shape draw:style-name="gr10" draw:text-style-name="P1" draw:layer="layout" svg:width="0.974cm" svg:height="0.875cm" svg:x="21.321cm" svg:y="5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olygon draw:style-name="gr9" draw:text-style-name="P1" draw:layer="layout" svg:width="0.324cm" svg:height="0.723cm" svg:x="20.784cm" svg:y="5.023cm" svg:viewBox="0 0 325 724" draw:points="275,600 325,674 275,700 175,600 175,724 125,600 50,650 25,724 0,625 100,525 100,275 0,25 50,25 125,200 175,50 250,0 200,175 300,0 225,275 225,400 250,575">
            <text:p/>
          </draw:polygon>
          <draw:custom-shape draw:style-name="gr10" draw:text-style-name="P1" draw:layer="layout" svg:width="0.974cm" svg:height="0.875cm" svg:x="20.459cm" svg:y="4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0.167cm" svg:height="0.194cm" draw:transform="rotate (-0.314159265360107) translate (21.574cm 12.3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081cm" svg:height="0.05cm" svg:x="22.116cm" svg:y="11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15cm" svg:y="11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7cm" svg:x="22.029cm" svg:y="11.6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2.179cm" svg:y="1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2.135cm" svg:y="11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2.066cm" svg:y="1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2.085cm" svg:y="11.4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51cm" svg:y="11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764cm" svg:y="11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1cm" svg:x="21.778cm" svg:y="11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791cm" svg:y="1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832cm" svg:y="11.1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1.828cm" svg:y="11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8cm" svg:y="11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1cm" svg:x="21.908cm" svg:y="11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086cm" svg:y="11.2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2.023cm" svg:y="11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1.952cm" svg:y="11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1.878cm" svg:y="11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7cm" svg:x="21.801cm" svg:y="11.2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2.05cm" svg:y="11.3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111cm" svg:y="1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2.067cm" svg:y="11.2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994cm" svg:y="1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27cm" svg:y="1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7cm" svg:x="21.841cm" svg:y="11.2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2.10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6cm" svg:x="22.032cm" svg:y="11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1.963cm" svg:y="11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6cm" svg:x="21.889cm" svg:y="11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1cm" svg:y="11.3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2.029cm" svg:y="11.40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1.957cm" svg:y="11.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83cm" svg:y="11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8cm" svg:x="21.816cm" svg:y="11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53cm" svg:y="11.3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8cm" svg:y="11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1.9cm" svg:y="11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828cm" svg:y="11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666cm" svg:y="11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1.678cm" svg:y="11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693cm" svg:y="11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05cm" svg:y="11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28cm" svg:y="11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42cm" svg:y="11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95cm" svg:y="11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823cm" svg:y="11.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7cm" svg:x="21.999cm" svg:y="11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936cm" svg:y="11.5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1.866cm" svg:y="11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1.791cm" svg:y="11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715cm" svg:y="11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967cm" svg:y="11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2.024cm" svg:y="11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8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906cm" svg:y="11.5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841cm" svg:y="11.5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757cm" svg:y="11.5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017cm" svg:y="11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945cm" svg:y="11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78cm" svg:y="11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04cm" svg:y="11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13cm" svg:y="11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1.944cm" svg:y="11.69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1.868cm" svg:y="11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796cm" svg:y="11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1.729cm" svg:y="11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2.015cm" svg:y="11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1.967cm" svg:y="11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95cm" svg:y="11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15cm" svg:y="11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742cm" svg:y="11.6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56cm" svg:y="11.1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8cm" svg:x="22.024cm" svg:y="10.8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094cm" svg:y="10.8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141cm" svg:y="10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1.987cm" svg:y="10.8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891cm" svg:y="11.0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1cm" svg:x="22.044cm" svg:y="11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8cm" svg:x="21.972cm" svg:y="11.0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2.15cm" svg:y="10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086cm" svg:y="10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015cm" svg:y="10.9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1cm" svg:x="21.941cm" svg:y="10.9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061cm" svg:y="10.8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2.116cm" svg:y="11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175cm" svg:y="10.9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13cm" svg:y="10.9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058cm" svg:y="1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1.99cm" svg:y="1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06cm" svg:y="10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168cm" svg:y="10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2.097cm" svg:y="10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2.027cm" svg:y="10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953cm" svg:y="10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163cm" svg:y="11.1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94cm" svg:y="11.13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2.021cm" svg:y="11.1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945cm" svg:y="11.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1.88cm" svg:y="11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165cm" svg:y="11.0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116cm" svg:y="11.0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2.044cm" svg:y="11.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963cm" svg:y="11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891cm" svg:y="11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" draw:layer="layout" svg:width="0.832cm" svg:height="1.572cm" svg:x="21.57cm" svg:y="10.916cm" svg:viewBox="0 0 833 1573" svg:d="M833 0c-68 4-107 69-162 98-57 31-85 90-99 148-16 65-60 108-93 162-33 53-45 113-79 163-41 58-52 124-79 187-23 54-40 112-64 167-23 54-36 111-54 167-17 55-45 105-69 158-22 51-28 107-54 157-25 50-101 53-75 106 27 52 144 68 196 56 63-14 79-69 106-127 25-54 24-118 59-168 35-51 58-109 78-167 19-52 54-97 64-152 11-55 35-107 40-163 5-54-1-111 29-162 28-47 19-107 40-158 20-50 26-106 44-157 19-54 3-111 39-157l44-60 35-49 34-49z">
            <text:p/>
          </draw:path>
          <draw:path draw:style-name="gr15" draw:text-style-name="P1" draw:layer="layout" svg:width="0.516cm" svg:height="1.655cm" svg:x="21.497cm" svg:y="10.781cm" svg:viewBox="0 0 517 1656" svg:d="M193 1646c62-35 93-103 108-167 13-55 7-113 0-168-6-52-8-106 0-158 9-59 51-102 64-162 13-56 20-113 40-167s-4-114 15-167c19-57 30-114 44-173 12-51 8-104 9-157s-21-115 20-157c68-71-29-240-20-138 6 56-79 229-103 280-25 53-60 100-83 153-24 51-56 101-65 157-7 55-28 99-39 153s-21 106-44 157c-24 54-47 108-54 168-6 54-14 108-25 162-11 58-7 114-14 172-8 56-64 99-40 158 26 64 104 67 163 63h29z">
            <text:p/>
          </draw:path>
        </draw:g>
        <draw:g>
          <draw:custom-shape draw:style-name="gr13" draw:text-style-name="P1" draw:layer="layout" svg:width="0.167cm" svg:height="0.195cm" draw:transform="skewX (-0.0205948851735292) rotate (-0.314159265360107) translate (22.961cm 10.8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081cm" svg:height="0.05cm" svg:x="23.501cm" svg:y="9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537cm" svg:y="9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3.416cm" svg:y="10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564cm" svg:y="9.4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521cm" svg:y="9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3.451cm" svg:y="9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47cm" svg:y="9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137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3.151cm" svg:y="9.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3.165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178cm" svg:y="9.6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217cm" svg:y="9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8cm" svg:x="23.216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366cm" svg:y="9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3.294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472cm" svg:y="9.6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3.409cm" svg:y="9.6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338cm" svg:y="9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262cm" svg:y="9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186cm" svg:y="9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437cm" svg:y="9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497cm" svg:y="9.6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451cm" svg:y="9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379cm" svg:y="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312cm" svg:y="9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228cm" svg:y="9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3.49cm" svg:y="9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418cm" svg:y="9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348cm" svg:y="9.5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3.274cm" svg:y="9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487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416cm" svg:y="9.83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343cm" svg:y="9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1cm" svg:x="23.269cm" svg:y="9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201cm" svg:y="9.8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439cm" svg:y="9.7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366cm" svg:y="9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285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3.216cm" svg:y="9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053cm" svg:y="10.1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063cm" svg:y="10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3.079cm" svg:y="10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3.09cm" svg:y="9.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114cm" svg:y="9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3.128cm" svg:y="10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28cm" svg:y="10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3.209cm" svg:y="10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3.386cm" svg:y="9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321cm" svg:y="9.9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251cm" svg:y="9.9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3.178cm" svg:y="9.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101cm" svg:y="9.9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352cm" svg:y="10.0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41cm" svg:y="9.9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3.366cm" svg:y="9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3.293cm" svg:y="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3.227cm" svg:y="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8cm" svg:x="23.144cm" svg:y="9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403cm" svg:y="9.8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332cm" svg:y="9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262cm" svg:y="9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19cm" svg:y="9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399cm" svg:y="10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329cm" svg:y="10.12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7cm" svg:x="23.256cm" svg:y="10.1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181cm" svg:y="10.1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114cm" svg:y="10.1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401cm" svg:y="10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352cm" svg:y="10.0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28cm" svg:y="10.0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3.201cm" svg:y="10.0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128cm" svg:y="10.0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3.242cm" svg:y="9.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41cm" svg:y="9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3.479cm" svg:y="9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527cm" svg:y="9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373cm" svg:y="9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278cm" svg:y="9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43cm" svg:y="9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358cm" svg:y="9.4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3.537cm" svg:y="9.3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472cm" svg:y="9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401cm" svg:y="9.3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3.327cm" svg:y="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448cm" svg:y="9.2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501cm" svg:y="9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3.562cm" svg:y="9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517cm" svg:y="9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443cm" svg:y="9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3.376cm" svg:y="9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293cm" svg:y="9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554cm" svg:y="9.3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3.483cm" svg:y="9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3.414cm" svg:y="9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1cm" svg:x="23.338cm" svg:y="9.3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3.551cm" svg:y="9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479cm" svg:y="9.56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3.406cm" svg:y="9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3.332cm" svg:y="9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3.266cm" svg:y="9.5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3.551cm" svg:y="9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3.501cm" svg:y="9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3.43cm" svg:y="9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1cm" svg:x="23.348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1cm" svg:x="23.278cm" svg:y="9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" draw:layer="layout" svg:width="0.832cm" svg:height="1.572cm" svg:x="22.956cm" svg:y="9.343cm" svg:viewBox="0 0 833 1573" svg:d="M833 0c-68 4-107 69-162 98-57 31-85 90-99 148-16 65-60 108-93 162-33 53-45 113-79 163-41 58-52 124-79 187-23 54-40 112-64 167-23 54-36 111-54 167-17 55-45 105-69 158-22 51-28 107-54 157-25 50-101 53-75 106 27 52 144 68 196 56 63-14 79-69 106-127 25-54 24-118 59-168 35-51 58-109 78-167 19-52 54-97 64-152 11-55 35-107 40-163 5-54-1-111 29-162 28-47 19-107 40-158 20-50 26-106 44-157 19-54 3-111 39-157l44-60 35-49 34-49z">
            <text:p/>
          </draw:path>
          <draw:path draw:style-name="gr15" draw:text-style-name="P1" draw:layer="layout" svg:width="0.516cm" svg:height="1.655cm" svg:x="22.883cm" svg:y="9.208cm" svg:viewBox="0 0 517 1656" svg:d="M193 1646c62-35 93-103 108-167 13-55 7-113 0-168-6-52-8-106 0-158 9-59 51-102 64-162 13-56 20-113 40-167s-4-114 15-167c19-57 30-114 44-173 12-51 8-104 9-157s-21-115 20-157c68-71-29-240-20-138 6 56-79 229-103 280-25 53-60 100-83 153-24 51-56 101-65 157-7 55-28 99-39 153s-21 106-44 157c-24 54-47 108-54 168-6 54-14 108-25 162-11 58-7 114-14 172-8 56-64 99-40 158 26 64 104 67 163 63h29z">
            <text:p/>
          </draw:path>
        </draw:g>
        <draw:g>
          <draw:custom-shape draw:style-name="gr13" draw:text-style-name="P1" draw:layer="layout" svg:width="0.167cm" svg:height="0.194cm" draw:transform="skewX (-0.0102974425867646) rotate (-0.314159265360107) translate (20.132cm 11.5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082cm" svg:height="0.051cm" svg:x="20.672cm" svg:y="10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0.708cm" svg:y="10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7cm" svg:x="20.586cm" svg:y="10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736cm" svg:y="10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693cm" svg:y="10.3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0.623cm" svg:y="10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642cm" svg:y="10.6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308cm" svg:y="10.5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0.322cm" svg:y="1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336cm" svg:y="10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349cm" svg:y="10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389cm" svg:y="10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8cm" svg:height="0.05cm" svg:x="20.388cm" svg:y="10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538cm" svg:y="10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465cm" svg:y="10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643cm" svg:y="10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581cm" svg:y="10.3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0.509cm" svg:y="10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434cm" svg:y="10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7cm" svg:x="20.358cm" svg:y="10.3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608cm" svg:y="10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669cm" svg:y="10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624cm" svg:y="10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551cm" svg:y="10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0.483cm" svg:y="10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4cm" svg:y="10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661cm" svg:y="10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59cm" svg:y="10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1cm" svg:x="20.521cm" svg:y="10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0.445cm" svg:y="10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659cm" svg:y="10.5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586cm" svg:y="10.54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0.514cm" svg:y="10.5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44cm" svg:y="10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373cm" svg:y="10.5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611cm" svg:y="1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538cm" svg:y="10.5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0.457cm" svg:y="10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8cm" svg:height="0.049cm" svg:x="20.388cm" svg:y="10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1cm" svg:x="20.224cm" svg:y="10.8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235cm" svg:y="10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25cm" svg:y="10.7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263cm" svg:y="10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286cm" svg:y="10.5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299cm" svg:y="10.7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453cm" svg:y="10.7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38cm" svg:y="10.7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0.558cm" svg:y="10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493cm" svg:y="10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422cm" svg:y="10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0.349cm" svg:y="10.6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0.273cm" svg:y="10.6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525cm" svg:y="10.7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581cm" svg:y="10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538cm" svg:y="10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7cm" svg:x="20.465cm" svg:y="10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7cm" svg:x="20.399cm" svg:y="10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315cm" svg:y="10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574cm" svg:y="10.5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503cm" svg:y="10.5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434cm" svg:y="10.5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362cm" svg:y="10.5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569cm" svg:y="10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0.502cm" svg:y="10.83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427cm" svg:y="10.8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353cm" svg:y="10.8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286cm" svg:y="10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0.573cm" svg:y="10.7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6cm" svg:x="20.525cm" svg:y="10.7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0.453cm" svg:y="10.7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0.372cm" svg:y="10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299cm" svg:y="10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413cm" svg:y="10.2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581cm" svg:y="9.9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651cm" svg:y="9.9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0.698cm" svg:y="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0.544cm" svg:y="9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448cm" svg:y="10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601cm" svg:y="10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53cm" svg:y="10.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6cm" svg:x="20.708cm" svg:y="10.0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643cm" svg:y="10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0.573cm" svg:y="10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499cm" svg:y="10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62cm" svg:y="9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672cm" svg:y="10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1cm" svg:x="20.734cm" svg:y="10.1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0.689cm" svg:y="10.1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0.615cm" svg:y="10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547cm" svg:y="10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0.465cm" svg:y="10.1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725cm" svg:y="10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653cm" svg:y="10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584cm" svg:y="10.0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5cm" svg:x="20.51cm" svg:y="10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0.722cm" svg:y="10.2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0.651cm" svg:y="10.27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579cm" svg:y="10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0.503cm" svg:y="10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8cm" svg:x="20.438cm" svg:y="10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723cm" svg:y="10.2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0.672cm" svg:y="10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601cm" svg:y="10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0.521cm" svg:y="10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0.448cm" svg:y="10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" draw:layer="layout" svg:width="0.832cm" svg:height="1.572cm" svg:x="20.128cm" svg:y="10.055cm" svg:viewBox="0 0 833 1573" svg:d="M833 0c-68 4-107 69-162 98-57 31-85 90-99 148-16 65-60 108-93 162-33 53-45 113-79 163-41 58-52 124-79 187-23 54-40 112-64 167-23 54-36 111-54 167-17 55-45 105-69 158-22 51-28 107-54 157-25 50-101 53-75 106 27 52 144 68 196 56 63-14 79-69 106-127 25-54 24-118 59-168 35-51 58-109 78-167 19-52 54-97 64-152 11-55 35-107 40-163 5-54-1-111 29-162 28-47 19-107 40-158 20-50 26-106 44-157 19-54 3-111 39-157l44-60 35-49 34-49z">
            <text:p/>
          </draw:path>
          <draw:path draw:style-name="gr15" draw:text-style-name="P1" draw:layer="layout" svg:width="0.516cm" svg:height="1.655cm" svg:x="20.055cm" svg:y="9.92cm" svg:viewBox="0 0 517 1656" svg:d="M193 1646c62-35 93-103 108-167 13-55 7-113 0-168-6-52-8-106 0-158 9-59 51-102 64-162 13-56 20-113 40-167s-4-114 15-167c19-57 30-114 44-173 12-51 8-104 9-157s-21-115 20-157c68-71-29-240-20-138 6 56-79 229-103 280-25 53-60 100-83 153-24 51-56 101-65 157-7 55-28 99-39 153s-21 106-44 157c-24 54-47 108-54 168-6 54-14 108-25 162-11 58-7 114-14 172-8 56-64 99-40 158 26 64 104 67 163 63h29z">
            <text:p/>
          </draw:path>
        </draw:g>
        <draw:g>
          <draw:custom-shape draw:style-name="gr13" draw:text-style-name="P1" draw:layer="layout" svg:width="0.167cm" svg:height="0.194cm" draw:transform="skewX (0.00523598775598197) rotate (-0.314159265360107) translate (21.574cm 10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081cm" svg:height="0.05cm" svg:x="22.116cm" svg:y="9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15cm" svg:y="9.2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8cm" svg:x="22.027cm" svg:y="9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179cm" svg:y="9.1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135cm" svg:y="9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064cm" svg:y="9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2.085cm" svg:y="9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51cm" svg:y="9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764cm" svg:y="9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1.777cm" svg:y="9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791cm" svg:y="9.3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832cm" svg:y="9.2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28cm" svg:y="9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79cm" svg:y="9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1.907cm" svg:y="9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085cm" svg:y="9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023cm" svg:y="9.3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95cm" svg:y="9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77cm" svg:y="9.3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1.801cm" svg:y="9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2.049cm" svg:y="9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2.111cm" svg:y="9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067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993cm" svg:y="9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1.925cm" svg:y="9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7cm" svg:x="21.841cm" svg:y="9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2.104cm" svg:y="9.2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8cm" svg:x="22.031cm" svg:y="9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63cm" svg:y="9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1.888cm" svg:y="9.2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2.099cm" svg:y="9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4cm" svg:height="0.049cm" svg:x="22.027cm" svg:y="9.49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1.956cm" svg:y="9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881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1.816cm" svg:y="9.4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2.053cm" svg:y="9.4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979cm" svg:y="9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898cm" svg:y="9.4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1.828cm" svg:y="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665cm" svg:y="9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677cm" svg:y="9.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1.692cm" svg:y="9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704cm" svg:y="9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26cm" svg:y="9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742cm" svg:y="9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894cm" svg:y="9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1.823cm" svg:y="9.6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999cm" svg:y="9.5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936cm" svg:y="9.5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5cm" svg:x="21.865cm" svg:y="9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1.791cm" svg:y="9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714cm" svg:y="9.5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966cm" svg:y="9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024cm" svg:y="9.6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79cm" svg:y="9.6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906cm" svg:y="9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841cm" svg:y="9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1.756cm" svg:y="9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017cm" svg:y="9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944cm" svg:y="9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877cm" svg:y="9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803cm" svg:y="9.5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012cm" svg:y="9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43cm" svg:y="9.784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868cm" svg:y="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795cm" svg:y="9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3cm" svg:height="0.049cm" svg:x="21.728cm" svg:y="9.7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1cm" svg:x="22.015cm" svg:y="9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966cm" svg:y="9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894cm" svg:y="9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814cm" svg:y="9.7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742cm" svg:y="9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1.854cm" svg:y="9.1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8cm" svg:x="22.024cm" svg:y="8.9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093cm" svg:y="8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14cm" svg:y="8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987cm" svg:y="8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891cm" svg:y="9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044cm" svg:y="9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72cm" svg:y="9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7cm" svg:x="22.15cm" svg:y="9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85cm" svg:y="9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15cm" svg:y="9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1.941cm" svg:y="9.0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6cm" svg:y="8.9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116cm" svg:y="9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175cm" svg:y="9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5cm" svg:x="22.13cm" svg:y="9.0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9cm" svg:height="0.049cm" svg:x="22.058cm" svg:y="9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99cm" svg:y="9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06cm" svg:y="9.0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2.166cm" svg:y="8.9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096cm" svg:y="8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5cm" svg:x="22.026cm" svg:y="8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49cm" svg:x="21.953cm" svg:y="8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8cm" svg:x="22.163cm" svg:y="9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1cm" svg:x="22.093cm" svg:y="9.22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019cm" svg:y="9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2cm" svg:height="0.05cm" svg:x="21.944cm" svg:y="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78cm" svg:height="0.05cm" svg:x="21.88cm" svg:y="9.2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cm" svg:height="0.049cm" svg:x="22.164cm" svg:y="9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2.116cm" svg:y="9.1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2.044cm" svg:y="9.1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9cm" svg:x="21.963cm" svg:y="9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081cm" svg:height="0.048cm" svg:x="21.891cm" svg:y="9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5" draw:text-style-name="P1" draw:layer="layout" svg:width="0.832cm" svg:height="1.572cm" svg:x="21.57cm" svg:y="9.006cm" svg:viewBox="0 0 833 1573" svg:d="M833 0c-68 4-107 69-162 98-57 31-85 90-99 148-16 65-60 108-93 162-33 53-45 113-79 163-41 58-52 124-79 187-23 54-40 112-64 167-23 54-36 111-54 167-17 55-45 105-69 158-22 51-28 107-54 157-25 50-101 53-75 106 27 52 144 68 196 56 63-14 79-69 106-127 25-54 24-118 59-168 35-51 58-109 78-167 19-52 54-97 64-152 11-55 35-107 40-163 5-54-1-111 29-162 28-47 19-107 40-158 20-50 26-106 44-157 19-54 3-111 39-157l44-60 35-49 34-49z">
            <text:p/>
          </draw:path>
          <draw:path draw:style-name="gr15" draw:text-style-name="P1" draw:layer="layout" svg:width="0.516cm" svg:height="1.655cm" svg:x="21.497cm" svg:y="8.871cm" svg:viewBox="0 0 517 1656" svg:d="M193 1646c62-35 93-103 108-167 13-55 7-113 0-168-6-52-8-106 0-158 9-59 51-102 64-162 13-56 20-113 40-167s-4-114 15-167c19-57 30-114 44-173 12-51 8-104 9-157s-21-115 20-157c68-71-29-240-20-138 6 56-79 229-103 280-25 53-60 100-83 153-24 51-56 101-65 157-7 55-28 99-39 153s-21 106-44 157c-24 54-47 108-54 168-6 54-14 108-25 162-11 58-7 114-14 172-8 56-64 99-40 158 26 64 104 67 163 63h29z">
            <text:p/>
          </draw:path>
        </draw:g>
        <draw:g>
          <draw:line draw:style-name="gr11" draw:text-style-name="P1" draw:layer="layout" svg:x1="18.308cm" svg:y1="11.103cm" svg:x2="18.083cm" svg:y2="10.467cm">
            <text:p/>
          </draw:line>
          <draw:line draw:style-name="gr11" draw:text-style-name="P1" draw:layer="layout" svg:x1="18.25cm" svg:y1="11.275cm" svg:x2="17.916cm" svg:y2="10.337cm">
            <text:p/>
          </draw:line>
          <draw:line draw:style-name="gr11" draw:text-style-name="P1" draw:layer="layout" svg:x1="18.232cm" svg:y1="11.358cm" svg:x2="17.933cm" svg:y2="10.794cm">
            <text:p/>
          </draw:line>
          <draw:line draw:style-name="gr11" draw:text-style-name="P1" draw:layer="layout" svg:x1="18.357cm" svg:y1="10.928cm" svg:x2="18.171cm" svg:y2="10.331cm">
            <text:p/>
          </draw:line>
          <draw:line draw:style-name="gr11" draw:text-style-name="P1" draw:layer="layout" svg:x1="18.377cm" svg:y1="10.753cm" svg:x2="18.264cm" svg:y2="10.267cm">
            <text:p/>
          </draw:line>
          <draw:line draw:style-name="gr11" draw:text-style-name="P1" draw:layer="layout" svg:x1="18.469cm" svg:y1="10.647cm" svg:x2="18.338cm" svg:y2="10.079cm">
            <text:p/>
          </draw:line>
          <draw:line draw:style-name="gr11" draw:text-style-name="P1" draw:layer="layout" svg:x1="18.16cm" svg:y1="11.474cm" svg:x2="17.944cm" svg:y2="11.006cm">
            <text:p/>
          </draw:line>
          <draw:line draw:style-name="gr11" draw:text-style-name="P1" draw:layer="layout" svg:x1="18.308cm" svg:y1="11.438cm" svg:x2="18.916cm" svg:y2="10.997cm">
            <text:p/>
          </draw:line>
          <draw:line draw:style-name="gr11" draw:text-style-name="P1" draw:layer="layout" svg:x1="18.372cm" svg:y1="11.298cm" svg:x2="18.855cm" svg:y2="10.915cm">
            <text:p/>
          </draw:line>
          <draw:line draw:style-name="gr11" draw:text-style-name="P1" draw:layer="layout" svg:x1="18.419cm" svg:y1="11.101cm" svg:x2="18.965cm" svg:y2="10.727cm">
            <text:p/>
          </draw:line>
          <draw:line draw:style-name="gr11" draw:text-style-name="P1" draw:layer="layout" svg:x1="18.291cm" svg:y1="11.537cm" svg:x2="18.681cm" svg:y2="11.267cm">
            <text:p/>
          </draw:line>
          <draw:line draw:style-name="gr11" draw:text-style-name="P1" draw:layer="layout" svg:x1="18.477cm" svg:y1="10.935cm" svg:x2="18.872cm" svg:y2="10.654cm">
            <text:p/>
          </draw:line>
          <draw:line draw:style-name="gr11" draw:text-style-name="P1" draw:layer="layout" svg:x1="18.608cm" svg:y1="10.705cm" svg:x2="19.001cm" svg:y2="10.42cm">
            <text:p/>
          </draw:line>
          <draw:line draw:style-name="gr11" draw:text-style-name="P1" draw:layer="layout" svg:x1="18.636cm" svg:y1="10.578cm" svg:x2="18.974cm" svg:y2="10.34cm">
            <text:p/>
          </draw:line>
          <draw:path draw:style-name="gr12" draw:text-style-name="P1" draw:layer="layout" svg:width="0.13cm" svg:height="0.225cm" svg:x="18.545cm" svg:y="10.216cm" svg:viewBox="0 0 131 226" svg:d="M84 0c-32 25-57 59-72 103-12 37-24 92 14 112 31 18 80 17 99-22 15-32 0-71-7-106l-14-38-14-35z">
            <text:p/>
          </draw:path>
          <draw:path draw:style-name="gr12" draw:text-style-name="P1" draw:layer="layout" svg:width="0.137cm" svg:height="0.219cm" svg:x="18.484cm" svg:y="10.303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537cm" svg:y="10.42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437cm" svg:y="10.407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498cm" svg:y="10.542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397cm" svg:y="10.50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473cm" svg:y="10.66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354cm" svg:y="10.63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8.312cm" svg:y="10.766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431cm" svg:y="10.78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8.382cm" svg:y="10.90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273cm" svg:y="10.88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8.051cm" svg:y="11.47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326cm" svg:y="11.00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226cm" svg:y="10.98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287cm" svg:y="11.123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186cm" svg:y="11.0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262cm" svg:y="11.24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8.143cm" svg:y="11.2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8.102cm" svg:y="11.34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8.22cm" svg:y="11.36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8.171cm" svg:y="11.486cm" svg:viewBox="0 0 190 162" svg:d="M190 17c-35-17-74-22-114-12-35 8-81 26-76 74 5 39 32 86 70 83 33-4 53-39 75-65l20-34 19-32z">
            <text:p/>
          </draw:path>
        </draw:g>
        <draw:g>
          <draw:line draw:style-name="gr11" draw:text-style-name="P1" draw:layer="layout" svg:x1="16.042cm" svg:y1="11.983cm" svg:x2="15.817cm" svg:y2="11.347cm">
            <text:p/>
          </draw:line>
          <draw:line draw:style-name="gr11" draw:text-style-name="P1" draw:layer="layout" svg:x1="15.984cm" svg:y1="12.156cm" svg:x2="15.65cm" svg:y2="11.218cm">
            <text:p/>
          </draw:line>
          <draw:line draw:style-name="gr11" draw:text-style-name="P1" draw:layer="layout" svg:x1="15.966cm" svg:y1="12.238cm" svg:x2="15.667cm" svg:y2="11.674cm">
            <text:p/>
          </draw:line>
          <draw:line draw:style-name="gr11" draw:text-style-name="P1" draw:layer="layout" svg:x1="16.091cm" svg:y1="11.809cm" svg:x2="15.905cm" svg:y2="11.212cm">
            <text:p/>
          </draw:line>
          <draw:line draw:style-name="gr11" draw:text-style-name="P1" draw:layer="layout" svg:x1="16.11cm" svg:y1="11.633cm" svg:x2="15.997cm" svg:y2="11.147cm">
            <text:p/>
          </draw:line>
          <draw:line draw:style-name="gr11" draw:text-style-name="P1" draw:layer="layout" svg:x1="16.203cm" svg:y1="11.527cm" svg:x2="16.072cm" svg:y2="10.959cm">
            <text:p/>
          </draw:line>
          <draw:line draw:style-name="gr11" draw:text-style-name="P1" draw:layer="layout" svg:x1="15.894cm" svg:y1="12.354cm" svg:x2="15.678cm" svg:y2="11.886cm">
            <text:p/>
          </draw:line>
          <draw:line draw:style-name="gr11" draw:text-style-name="P1" draw:layer="layout" svg:x1="16.041cm" svg:y1="12.318cm" svg:x2="16.649cm" svg:y2="11.877cm">
            <text:p/>
          </draw:line>
          <draw:line draw:style-name="gr11" draw:text-style-name="P1" draw:layer="layout" svg:x1="16.106cm" svg:y1="12.179cm" svg:x2="16.589cm" svg:y2="11.796cm">
            <text:p/>
          </draw:line>
          <draw:line draw:style-name="gr11" draw:text-style-name="P1" draw:layer="layout" svg:x1="16.153cm" svg:y1="11.982cm" svg:x2="16.699cm" svg:y2="11.608cm">
            <text:p/>
          </draw:line>
          <draw:line draw:style-name="gr11" draw:text-style-name="P1" draw:layer="layout" svg:x1="16.025cm" svg:y1="12.418cm" svg:x2="16.415cm" svg:y2="12.148cm">
            <text:p/>
          </draw:line>
          <draw:line draw:style-name="gr11" draw:text-style-name="P1" draw:layer="layout" svg:x1="16.21cm" svg:y1="11.816cm" svg:x2="16.605cm" svg:y2="11.535cm">
            <text:p/>
          </draw:line>
          <draw:line draw:style-name="gr11" draw:text-style-name="P1" draw:layer="layout" svg:x1="16.342cm" svg:y1="11.585cm" svg:x2="16.735cm" svg:y2="11.3cm">
            <text:p/>
          </draw:line>
          <draw:line draw:style-name="gr11" draw:text-style-name="P1" draw:layer="layout" svg:x1="16.369cm" svg:y1="11.458cm" svg:x2="16.707cm" svg:y2="11.22cm">
            <text:p/>
          </draw:line>
          <draw:path draw:style-name="gr12" draw:text-style-name="P1" draw:layer="layout" svg:width="0.13cm" svg:height="0.225cm" svg:x="16.279cm" svg:y="11.096cm" svg:viewBox="0 0 131 226" svg:d="M84 0c-32 25-57 59-72 103-12 37-24 92 14 112 31 18 80 17 99-22 15-32 0-71-7-106l-14-38-14-35z">
            <text:p/>
          </draw:path>
          <draw:path draw:style-name="gr12" draw:text-style-name="P1" draw:layer="layout" svg:width="0.137cm" svg:height="0.219cm" svg:x="16.218cm" svg:y="11.18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271cm" svg:y="11.30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171cm" svg:y="11.287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232cm" svg:y="11.423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131cm" svg:y="11.3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206cm" svg:y="11.54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087cm" svg:y="11.51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6.046cm" svg:y="11.647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164cm" svg:y="11.66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6.116cm" svg:y="11.78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007cm" svg:y="11.76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5.784cm" svg:y="12.35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06cm" svg:y="11.88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96cm" svg:y="11.86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021cm" svg:y="12.00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92cm" svg:y="11.97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995cm" svg:y="12.12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876cm" svg:y="12.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5.835cm" svg:y="12.22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953cm" svg:y="12.24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5.905cm" svg:y="12.367cm" svg:viewBox="0 0 190 162" svg:d="M190 17c-35-17-74-22-114-12-35 8-81 26-76 74 5 39 32 86 70 83 33-4 53-39 75-65l20-34 19-32z">
            <text:p/>
          </draw:path>
        </draw:g>
        <draw:g>
          <draw:line draw:style-name="gr11" draw:text-style-name="P1" draw:layer="layout" svg:x1="15.405cm" svg:y1="10.335cm" svg:x2="15.18cm" svg:y2="9.699cm">
            <text:p/>
          </draw:line>
          <draw:line draw:style-name="gr11" draw:text-style-name="P1" draw:layer="layout" svg:x1="15.348cm" svg:y1="10.507cm" svg:x2="15.014cm" svg:y2="9.569cm">
            <text:p/>
          </draw:line>
          <draw:line draw:style-name="gr11" draw:text-style-name="P1" draw:layer="layout" svg:x1="15.33cm" svg:y1="10.59cm" svg:x2="15.031cm" svg:y2="10.026cm">
            <text:p/>
          </draw:line>
          <draw:line draw:style-name="gr11" draw:text-style-name="P1" draw:layer="layout" svg:x1="15.454cm" svg:y1="10.16cm" svg:x2="15.268cm" svg:y2="9.563cm">
            <text:p/>
          </draw:line>
          <draw:line draw:style-name="gr11" draw:text-style-name="P1" draw:layer="layout" svg:x1="15.474cm" svg:y1="9.985cm" svg:x2="15.361cm" svg:y2="9.499cm">
            <text:p/>
          </draw:line>
          <draw:line draw:style-name="gr11" draw:text-style-name="P1" draw:layer="layout" svg:x1="15.567cm" svg:y1="9.879cm" svg:x2="15.436cm" svg:y2="9.311cm">
            <text:p/>
          </draw:line>
          <draw:line draw:style-name="gr11" draw:text-style-name="P1" draw:layer="layout" svg:x1="15.258cm" svg:y1="10.706cm" svg:x2="15.042cm" svg:y2="10.238cm">
            <text:p/>
          </draw:line>
          <draw:line draw:style-name="gr11" draw:text-style-name="P1" draw:layer="layout" svg:x1="15.406cm" svg:y1="10.67cm" svg:x2="16.014cm" svg:y2="10.229cm">
            <text:p/>
          </draw:line>
          <draw:line draw:style-name="gr11" draw:text-style-name="P1" draw:layer="layout" svg:x1="15.469cm" svg:y1="10.53cm" svg:x2="15.952cm" svg:y2="10.147cm">
            <text:p/>
          </draw:line>
          <draw:line draw:style-name="gr11" draw:text-style-name="P1" draw:layer="layout" svg:x1="15.517cm" svg:y1="10.333cm" svg:x2="16.063cm" svg:y2="9.959cm">
            <text:p/>
          </draw:line>
          <draw:line draw:style-name="gr11" draw:text-style-name="P1" draw:layer="layout" svg:x1="15.389cm" svg:y1="10.769cm" svg:x2="15.779cm" svg:y2="10.499cm">
            <text:p/>
          </draw:line>
          <draw:line draw:style-name="gr11" draw:text-style-name="P1" draw:layer="layout" svg:x1="15.574cm" svg:y1="10.167cm" svg:x2="15.969cm" svg:y2="9.886cm">
            <text:p/>
          </draw:line>
          <draw:line draw:style-name="gr11" draw:text-style-name="P1" draw:layer="layout" svg:x1="15.706cm" svg:y1="9.937cm" svg:x2="16.099cm" svg:y2="9.652cm">
            <text:p/>
          </draw:line>
          <draw:line draw:style-name="gr11" draw:text-style-name="P1" draw:layer="layout" svg:x1="15.733cm" svg:y1="9.81cm" svg:x2="16.071cm" svg:y2="9.572cm">
            <text:p/>
          </draw:line>
          <draw:path draw:style-name="gr12" draw:text-style-name="P1" draw:layer="layout" svg:width="0.13cm" svg:height="0.225cm" svg:x="15.643cm" svg:y="9.448cm" svg:viewBox="0 0 131 226" svg:d="M84 0c-32 25-57 59-72 103-12 37-24 92 14 112 31 18 80 17 99-22 15-32 0-71-7-106l-14-38-14-35z">
            <text:p/>
          </draw:path>
          <draw:path draw:style-name="gr12" draw:text-style-name="P1" draw:layer="layout" svg:width="0.137cm" svg:height="0.219cm" svg:x="15.581cm" svg:y="9.536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635cm" svg:y="9.65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534cm" svg:y="9.63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596cm" svg:y="9.77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494cm" svg:y="9.74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57cm" svg:y="9.89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451cm" svg:y="9.87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5.409cm" svg:y="9.99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528cm" svg:y="10.01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5.48cm" svg:y="10.13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37cm" svg:y="10.117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5.148cm" svg:y="10.7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424cm" svg:y="10.23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323cm" svg:y="10.2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385cm" svg:y="10.35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283cm" svg:y="10.32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359cm" svg:y="10.47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5.24cm" svg:y="10.45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5.198cm" svg:y="10.5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5.317cm" svg:y="10.59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5.269cm" svg:y="10.718cm" svg:viewBox="0 0 190 162" svg:d="M190 17c-35-17-74-22-114-12-35 8-81 26-76 74 5 39 32 86 70 83 33-4 53-39 75-65l20-34 19-32z">
            <text:p/>
          </draw:path>
        </draw:g>
        <draw:g>
          <draw:line draw:style-name="gr11" draw:text-style-name="P1" draw:layer="layout" svg:x1="17.165cm" svg:y1="11.665cm" svg:x2="16.94cm" svg:y2="11.029cm">
            <text:p/>
          </draw:line>
          <draw:line draw:style-name="gr11" draw:text-style-name="P1" draw:layer="layout" svg:x1="17.107cm" svg:y1="11.837cm" svg:x2="16.773cm" svg:y2="10.899cm">
            <text:p/>
          </draw:line>
          <draw:line draw:style-name="gr11" draw:text-style-name="P1" draw:layer="layout" svg:x1="17.09cm" svg:y1="11.92cm" svg:x2="16.791cm" svg:y2="11.356cm">
            <text:p/>
          </draw:line>
          <draw:line draw:style-name="gr11" draw:text-style-name="P1" draw:layer="layout" svg:x1="17.214cm" svg:y1="11.49cm" svg:x2="17.028cm" svg:y2="10.893cm">
            <text:p/>
          </draw:line>
          <draw:line draw:style-name="gr11" draw:text-style-name="P1" draw:layer="layout" svg:x1="17.234cm" svg:y1="11.315cm" svg:x2="17.121cm" svg:y2="10.829cm">
            <text:p/>
          </draw:line>
          <draw:line draw:style-name="gr11" draw:text-style-name="P1" draw:layer="layout" svg:x1="17.326cm" svg:y1="11.208cm" svg:x2="17.195cm" svg:y2="10.64cm">
            <text:p/>
          </draw:line>
          <draw:line draw:style-name="gr11" draw:text-style-name="P1" draw:layer="layout" svg:x1="17.017cm" svg:y1="12.036cm" svg:x2="16.801cm" svg:y2="11.568cm">
            <text:p/>
          </draw:line>
          <draw:line draw:style-name="gr11" draw:text-style-name="P1" draw:layer="layout" svg:x1="17.165cm" svg:y1="12cm" svg:x2="17.773cm" svg:y2="11.559cm">
            <text:p/>
          </draw:line>
          <draw:line draw:style-name="gr11" draw:text-style-name="P1" draw:layer="layout" svg:x1="17.229cm" svg:y1="11.86cm" svg:x2="17.712cm" svg:y2="11.477cm">
            <text:p/>
          </draw:line>
          <draw:line draw:style-name="gr11" draw:text-style-name="P1" draw:layer="layout" svg:x1="17.276cm" svg:y1="11.663cm" svg:x2="17.822cm" svg:y2="11.289cm">
            <text:p/>
          </draw:line>
          <draw:line draw:style-name="gr11" draw:text-style-name="P1" draw:layer="layout" svg:x1="17.148cm" svg:y1="12.099cm" svg:x2="17.538cm" svg:y2="11.829cm">
            <text:p/>
          </draw:line>
          <draw:line draw:style-name="gr11" draw:text-style-name="P1" draw:layer="layout" svg:x1="17.334cm" svg:y1="11.498cm" svg:x2="17.729cm" svg:y2="11.217cm">
            <text:p/>
          </draw:line>
          <draw:line draw:style-name="gr11" draw:text-style-name="P1" draw:layer="layout" svg:x1="17.466cm" svg:y1="11.266cm" svg:x2="17.859cm" svg:y2="10.981cm">
            <text:p/>
          </draw:line>
          <draw:line draw:style-name="gr11" draw:text-style-name="P1" draw:layer="layout" svg:x1="17.493cm" svg:y1="11.139cm" svg:x2="17.831cm" svg:y2="10.901cm">
            <text:p/>
          </draw:line>
          <draw:path draw:style-name="gr12" draw:text-style-name="P1" draw:layer="layout" svg:width="0.13cm" svg:height="0.225cm" svg:x="17.402cm" svg:y="10.778cm" svg:viewBox="0 0 131 226" svg:d="M84 0c-32 25-57 59-72 103-12 37-24 92 14 112 31 18 80 17 99-22 15-32 0-71-7-106l-14-38-14-35z">
            <text:p/>
          </draw:path>
          <draw:path draw:style-name="gr12" draw:text-style-name="P1" draw:layer="layout" svg:width="0.137cm" svg:height="0.219cm" svg:x="17.341cm" svg:y="10.866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394cm" svg:y="10.98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294cm" svg:y="10.96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355cm" svg:y="11.10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254cm" svg:y="11.07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33cm" svg:y="11.22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211cm" svg:y="11.20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7.17cm" svg:y="11.32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288cm" svg:y="11.34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7.239cm" svg:y="11.46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13cm" svg:y="11.447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6.908cm" svg:y="12.0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183cm" svg:y="11.56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083cm" svg:y="11.5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144cm" svg:y="11.68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.043cm" svg:y="11.65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119cm" svg:y="11.80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7cm" svg:y="11.78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6.958cm" svg:y="11.91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7.077cm" svg:y="11.92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7.028cm" svg:y="12.048cm" svg:viewBox="0 0 190 162" svg:d="M190 17c-35-17-74-22-114-12-35 8-81 26-76 74 5 39 32 86 70 83 33-4 53-39 75-65l20-34 19-32z">
            <text:p/>
          </draw:path>
        </draw:g>
        <draw:g>
          <draw:line draw:style-name="gr11" draw:text-style-name="P1" draw:layer="layout" svg:x1="16.416cm" svg:y1="9.698cm" svg:x2="16.191cm" svg:y2="9.062cm">
            <text:p/>
          </draw:line>
          <draw:line draw:style-name="gr11" draw:text-style-name="P1" draw:layer="layout" svg:x1="16.359cm" svg:y1="9.87cm" svg:x2="16.025cm" svg:y2="8.932cm">
            <text:p/>
          </draw:line>
          <draw:line draw:style-name="gr11" draw:text-style-name="P1" draw:layer="layout" svg:x1="16.34cm" svg:y1="9.953cm" svg:x2="16.041cm" svg:y2="9.389cm">
            <text:p/>
          </draw:line>
          <draw:line draw:style-name="gr11" draw:text-style-name="P1" draw:layer="layout" svg:x1="16.465cm" svg:y1="9.523cm" svg:x2="16.279cm" svg:y2="8.926cm">
            <text:p/>
          </draw:line>
          <draw:line draw:style-name="gr11" draw:text-style-name="P1" draw:layer="layout" svg:x1="16.485cm" svg:y1="9.348cm" svg:x2="16.372cm" svg:y2="8.862cm">
            <text:p/>
          </draw:line>
          <draw:line draw:style-name="gr11" draw:text-style-name="P1" draw:layer="layout" svg:x1="16.577cm" svg:y1="9.242cm" svg:x2="16.446cm" svg:y2="8.674cm">
            <text:p/>
          </draw:line>
          <draw:line draw:style-name="gr11" draw:text-style-name="P1" draw:layer="layout" svg:x1="16.268cm" svg:y1="10.069cm" svg:x2="16.052cm" svg:y2="9.601cm">
            <text:p/>
          </draw:line>
          <draw:line draw:style-name="gr11" draw:text-style-name="P1" draw:layer="layout" svg:x1="16.416cm" svg:y1="10.033cm" svg:x2="17.024cm" svg:y2="9.592cm">
            <text:p/>
          </draw:line>
          <draw:line draw:style-name="gr11" draw:text-style-name="P1" draw:layer="layout" svg:x1="16.48cm" svg:y1="9.893cm" svg:x2="16.963cm" svg:y2="9.51cm">
            <text:p/>
          </draw:line>
          <draw:line draw:style-name="gr11" draw:text-style-name="P1" draw:layer="layout" svg:x1="16.527cm" svg:y1="9.696cm" svg:x2="17.073cm" svg:y2="9.322cm">
            <text:p/>
          </draw:line>
          <draw:line draw:style-name="gr11" draw:text-style-name="P1" draw:layer="layout" svg:x1="16.4cm" svg:y1="10.132cm" svg:x2="16.79cm" svg:y2="9.862cm">
            <text:p/>
          </draw:line>
          <draw:line draw:style-name="gr11" draw:text-style-name="P1" draw:layer="layout" svg:x1="16.585cm" svg:y1="9.53cm" svg:x2="16.98cm" svg:y2="9.249cm">
            <text:p/>
          </draw:line>
          <draw:line draw:style-name="gr11" draw:text-style-name="P1" draw:layer="layout" svg:x1="16.716cm" svg:y1="9.3cm" svg:x2="17.109cm" svg:y2="9.015cm">
            <text:p/>
          </draw:line>
          <draw:line draw:style-name="gr11" draw:text-style-name="P1" draw:layer="layout" svg:x1="16.744cm" svg:y1="9.173cm" svg:x2="17.082cm" svg:y2="8.935cm">
            <text:p/>
          </draw:line>
          <draw:path draw:style-name="gr12" draw:text-style-name="P1" draw:layer="layout" svg:width="0.13cm" svg:height="0.225cm" svg:x="16.653cm" svg:y="8.811cm" svg:viewBox="0 0 131 226" svg:d="M84 0c-32 25-57 59-72 103-12 37-24 92 14 112 31 18 80 17 99-22 15-32 0-71-7-106l-14-38-14-35z">
            <text:p/>
          </draw:path>
          <draw:path draw:style-name="gr12" draw:text-style-name="P1" draw:layer="layout" svg:width="0.137cm" svg:height="0.219cm" svg:x="16.592cm" svg:y="8.899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646cm" svg:y="9.019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545cm" svg:y="9.00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607cm" svg:y="9.137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505cm" svg:y="9.10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581cm" svg:y="9.259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461cm" svg:y="9.234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6.42cm" svg:y="9.362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539cm" svg:y="9.379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6.491cm" svg:y="9.5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381cm" svg:y="9.48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6.159cm" svg:y="10.073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434cm" svg:y="9.6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334cm" svg:y="9.583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396cm" svg:y="9.718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294cm" svg:y="9.68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37cm" svg:y="9.84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37cm" svg:height="0.219cm" svg:x="16.25cm" svg:y="9.815cm" svg:viewBox="0 0 138 220" svg:d="M20 0c-16 39-24 83-18 129 5 40 17 94 59 91 35-2 78-29 77-74 0-37-30-62-51-89l-28-26-27-23z">
            <text:p/>
          </draw:path>
          <draw:path draw:style-name="gr12" draw:text-style-name="P1" draw:layer="layout" svg:width="0.137cm" svg:height="0.219cm" svg:x="16.209cm" svg:y="9.943cm" svg:viewBox="0 0 138 220" svg:d="M20 0c-16 39-24 83-18 129 5 40 17 94 59 91 35-2 78-29 77-74 0-37-30-62-51-89l-28-26-27-23z">
            <text:p/>
          </draw:path>
          <draw:path draw:style-name="gr12" draw:text-style-name="P1" draw:layer="layout" svg:width="0.189cm" svg:height="0.161cm" svg:x="16.328cm" svg:y="9.961cm" svg:viewBox="0 0 190 162" svg:d="M190 17c-35-17-74-22-114-12-35 8-81 26-76 74 5 39 32 86 70 83 33-4 53-39 75-65l20-34 19-32z">
            <text:p/>
          </draw:path>
          <draw:path draw:style-name="gr12" draw:text-style-name="P1" draw:layer="layout" svg:width="0.189cm" svg:height="0.161cm" svg:x="16.279cm" svg:y="10.081cm" svg:viewBox="0 0 190 162" svg:d="M190 17c-35-17-74-22-114-12-35 8-81 26-76 74 5 39 32 86 70 83 33-4 53-39 75-65l20-34 19-32z">
            <text:p/>
          </draw:path>
        </draw:g>
        <draw:line draw:style-name="gr16" draw:text-style-name="P1" draw:layer="layout" svg:x1="14.652cm" svg:y1="8.578cm" svg:x2="25.572cm" svg:y2="7.229cm">
          <text:p/>
        </draw:line>
        <draw:line draw:style-name="gr17" draw:text-style-name="P1" draw:layer="layout" svg:x1="19.016cm" svg:y1="8.503cm" svg:x2="19.465cm" svg:y2="12.286cm">
          <text:p/>
        </draw:line>
        <draw:line draw:style-name="gr18" draw:text-style-name="P1" draw:layer="layout" svg:x1="18.829cm" svg:y1="7.567cm" svg:x2="20.178cm" svg:y2="3.746cm">
          <text:p/>
        </draw:line>
        <draw:frame draw:style-name="gr19" draw:layer="layout" svg:width="1.065cm" svg:height="0.971cm" svg:x="14.035cm" svg:y="3.238cm">
          <draw:text-box>
            <text:p>b)</text:p>
          </draw:text-box>
        </draw:frame>
        <draw:line draw:style-name="gr16" draw:text-style-name="P1" draw:layer="layout" svg:x1="15.3cm" svg:y1="14.7cm" svg:x2="18.3cm" svg:y2="14.7cm">
          <text:p/>
        </draw:line>
        <draw:line draw:style-name="gr18" draw:text-style-name="P1" draw:layer="layout" svg:x1="15.3cm" svg:y1="16.2cm" svg:x2="18.2cm" svg:y2="16.2cm">
          <text:p/>
        </draw:line>
        <draw:line draw:style-name="gr17" draw:text-style-name="P1" draw:layer="layout" svg:x1="15.5cm" svg:y1="17.6cm" svg:x2="18.4cm" svg:y2="17.6cm">
          <text:p/>
        </draw:line>
        <draw:frame draw:style-name="gr20" draw:layer="layout" svg:width="4.972cm" svg:height="0.971cm" svg:x="19.4cm" svg:y="14.238cm">
          <draw:text-box>
            <text:p>Level 1 partition</text:p>
          </draw:text-box>
        </draw:frame>
        <draw:frame draw:style-name="gr21" draw:layer="layout" svg:width="5.502cm" svg:height="0.971cm" svg:x="19.398cm" svg:y="15.638cm">
          <draw:text-box>
            <text:p>Level 2 partition 1</text:p>
          </draw:text-box>
        </draw:frame>
        <draw:frame draw:style-name="gr22" draw:layer="layout" svg:width="6cm" svg:height="0.971cm" svg:x="19.4cm" svg:y="17cm">
          <draw:text-box>
            <text:p>Level 2 partition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Mills</meta:initial-creator>
    <meta:creation-date>2014-02-27T14:54:40.663205209</meta:creation-date>
    <dc:date>2014-05-16T22:53:29.79</dc:date>
    <dc:creator>Peter Mills</dc:creator>
    <meta:editing-duration>PT25M40S</meta:editing-duration>
    <meta:editing-cycles>8</meta:editing-cycles>
    <meta:generator>OpenOffice/4.1.0$Win32 OpenOffice.org_project/410m18$Build-9764</meta:generator>
    <meta:document-statistic meta:object-count="834"/>
  </office:meta>
</office:document-meta>
</file>